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4a4" officeooo:paragraph-rsid="000744a4"/>
    </style:style>
    <style:style style:name="P2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3" style:family="paragraph" style:parent-style-name="Heading_20_2">
      <style:text-properties officeooo:rsid="000744a4" officeooo:paragraph-rsid="000744a4"/>
    </style:style>
    <style:style style:name="T1" style:family="text">
      <style:text-properties officeooo:rsid="000caf10"/>
    </style:style>
    <style:style style:name="T2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3" style:family="text">
      <style:text-properties fo:font-variant="normal" fo:text-transform="none" fo:color="#555555" style:font-name="Linux Libertine" fo:letter-spacing="normal" fo:font-style="normal" fo:font-weight="normal"/>
    </style:style>
    <style:style style:name="T4" style:family="text">
      <style:text-properties fo:font-variant="normal" fo:text-transform="none" fo:color="#0b0080" style:text-line-through-style="none" style:text-line-through-type="none" style:font-name="Linux Libertine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padding="0cm" fo:border="non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9" style:family="text">
      <style:text-properties fo:font-variant="normal" fo:text-transform="none" fo:color="#252525" style:font-name="sans-serif" fo:font-size="10.5pt" fo:letter-spacing="normal" fo:language="la" fo:country="VA" fo:font-style="italic" fo:font-weight="normal"/>
    </style:style>
    <style:style style:name="T10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11" style:family="text">
      <style:text-properties fo:font-variant="normal" fo:text-transform="none" fo:color="#663366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12" style:family="text">
      <style:text-properties fo:font-variant="small-caps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.C3.89tymologie_et_nomenclature"/><text:span text:style-name="T2">Étymologie et nomenclature</text:span><text:span text:style-name="T3">[</text:span><text:a xlink:type="simple" xlink:href="http://fr.wikipedia.org/w/index.php?title=Grenouille&amp;veaction=edit&amp;vesection=1" text:style-name="Internet_20_link" text:visited-style-name="Visited_20_Internet_20_Link"><text:span text:style-name="T4">modifier</text:span></text:a><text:span text:style-name="T3"> | </text:span><text:a xlink:type="simple" xlink:href="http://fr.wikipedia.org/w/index.php?title=Grenouille&amp;action=edit&amp;section=1" text:style-name="Internet_20_link" text:visited-style-name="Visited_20_Internet_20_Link"><text:span text:style-name="T4">modifier le code</text:span></text:a><text:span text:style-name="T3">]</text:span></text:h>
      <text:p text:style-name="P2"><text:span text:style-name="T8">La racine du mot « grenouille » vient du </text:span><text:a xlink:type="simple" xlink:href="http://fr.wikipedia.org/wiki/Latin" text:style-name="Internet_20_link" text:visited-style-name="Visited_20_Internet_20_Link"><text:span text:style-name="T5">latin</text:span></text:a><text:span text:style-name="T8"> </text:span><text:span text:style-name="T9">rana</text:span><text:span text:style-name="T8">, voulant dire grenouille, et </text:span><text:span text:style-name="T9">ranucula</text:span><text:span text:style-name="T8"> ou </text:span><text:span text:style-name="T9">ranunculus</text:span><text:span text:style-name="T8">, petite grenouille. Utilisé dès l'</text:span><text:a xlink:type="simple" xlink:href="http://fr.wikipedia.org/wiki/Époque_médiévale" text:style-name="Internet_20_link" text:visited-style-name="Visited_20_Internet_20_Link"><text:span text:style-name="T5">époque médiévale</text:span></text:a><text:span text:style-name="T8"> sous sa forme ancienne « renoille » ou « grenoille » au</text:span><text:a xlink:type="simple" xlink:href="http://fr.wikipedia.org/wiki/XIIIe_siècle" text:style-name="Internet_20_link" text:visited-style-name="Visited_20_Internet_20_Link"><text:span text:style-name="T12">xiii</text:span></text:a><text:a xlink:type="simple" xlink:href="http://fr.wikipedia.org/wiki/XIIIe_siècle" text:style-name="Internet_20_link" text:visited-style-name="Visited_20_Internet_20_Link"><text:span text:style-name="T5">e siècle</text:span></text:a><text:span text:style-name="T8">, le mot « grenouille » est attesté à partir du début du </text:span><text:a xlink:type="simple" xlink:href="http://fr.wikipedia.org/wiki/XVIe_siècle" text:style-name="Internet_20_link" text:visited-style-name="Visited_20_Internet_20_Link"><text:span text:style-name="T12">xvi</text:span></text:a><text:a xlink:type="simple" xlink:href="http://fr.wikipedia.org/wiki/XVIe_siècle" text:style-name="Internet_20_link" text:visited-style-name="Visited_20_Internet_20_Link"><text:span text:style-name="T5">e siècle</text:span></text:a><text:span text:style-name="T8">. Le « g » initial ayant sans doute été ajouté par évocation du cri guttural de ces animaux</text:span><text:bookmark text:name="cite_ref-1"/><text:a xlink:type="simple" xlink:href="http://fr.wikipedia.org/wiki/Grenouille#cite_note-1" text:style-name="Internet_20_link" text:visited-style-name="Visited_20_Internet_20_Link"><text:span text:style-name="T6">1</text:span></text:a><text:span text:style-name="T8">.</text:span></text:p>
      <text:p text:style-name="P2"><text:span text:style-name="T8">Le mot « grenouille » est déjà présent dans les dictionnaires de français anciens en 1606. Dès sa première édition, en 1694, le </text:span><text:span text:style-name="T10">Dictionnaire de L'Académie française</text:span><text:span text:style-name="T8"> en donne une définition surprenante : « </text:span><text:a xlink:type="simple" xlink:href="http://fr.wikipedia.org/wiki/Insecte" text:style-name="Internet_20_link" text:visited-style-name="Visited_20_Internet_20_Link"><text:span text:style-name="T5">Insecte</text:span></text:a><text:span text:style-name="T8"> (sic) qui vit ordinairement dans les marais ». Insecte est corrigé en « petit animal » dans la quatrième édition de 1762 avec comme précision « quadrupède et ovipare » dans sa sixième édition. Il faut attendre la huitième édition de 1932 pour que la grenouille soit mentionnée comme appartenant à « l'ordre des Batraciens » (désormais ordre des </text:span><text:a xlink:type="simple" xlink:href="http://fr.wikipedia.org/wiki/Amphibia" text:style-name="Internet_20_link" text:visited-style-name="Visited_20_Internet_20_Link"><text:span text:style-name="T5">amphibiens</text:span></text:a><text:span text:style-name="T8">)</text:span><text:bookmark text:name="cite_ref-vieuxdicos_2-0"/><text:a xlink:type="simple" xlink:href="http://fr.wikipedia.org/wiki/Grenouille#cite_note-vieuxdicos-2" text:style-name="Internet_20_link" text:visited-style-name="Visited_20_Internet_20_Link"><text:span text:style-name="T6">2</text:span></text:a><text:span text:style-name="T8">.</text:span></text:p>
      <text:p text:style-name="P2"><text:a xlink:type="simple" xlink:href="http://fr.wikipedia.org/wiki/Denis_Diderot" text:style-name="Internet_20_link" text:visited-style-name="Visited_20_Internet_20_Link"><text:span text:style-name="T5">Diderot</text:span></text:a><text:span text:style-name="T8"> et </text:span><text:a xlink:type="simple" xlink:href="http://fr.wikipedia.org/wiki/Jean_le_Rond_D%27Alembert" text:style-name="Internet_20_link" text:visited-style-name="Visited_20_Internet_20_Link"><text:span text:style-name="T5">d'Alembert</text:span></text:a><text:span text:style-name="T8">, dans l' </text:span><text:a xlink:type="simple" xlink:href="http://fr.wikipedia.org/wiki/Encyclopédie_ou_Dictionnaire_raisonné_des_sciences,_des_arts_et_des_métiers" text:style-name="Internet_20_link" text:visited-style-name="Visited_20_Internet_20_Link"><text:span text:style-name="T7">Encyclopédie ou Dictionnaire raisonné des sciences, des arts et des métiers</text:span></text:a><text:span text:style-name="T8"> (1751 à 1772) décrivent d'abord la grenouille comme un « animal qui a quatre piés, qui respire par des poumons, qui n'a qu'un ventricule dans le cœur, &amp; qui est ovipare », en distinguant les grenouilles aquatiques des </text:span><text:a xlink:type="simple" xlink:href="http://fr.wikipedia.org/wiki/Rainette" text:style-name="Internet_20_link" text:visited-style-name="Visited_20_Internet_20_Link"><text:span text:style-name="T5">rainettes</text:span></text:a><text:span text:style-name="T8"> arboricoles</text:span><text:bookmark text:name="cite_ref-3"/><text:a xlink:type="simple" xlink:href="http://fr.wikipedia.org/wiki/Grenouille#cite_note-3" text:style-name="Internet_20_link" text:visited-style-name="Visited_20_Internet_20_Link"><text:span text:style-name="T6">3</text:span></text:a><text:span text:style-name="T8">.</text:span></text:p>
      <text:p text:style-name="P2"><text:span text:style-name="T8">La grenouille coasse. Il ne faut pas confondre avec le cri du </text:span><text:a xlink:type="simple" xlink:href="http://fr.wikipedia.org/wiki/Corbeau" text:style-name="Internet_20_link" text:visited-style-name="Visited_20_Internet_20_Link"><text:span text:style-name="T5">corbeau</text:span></text:a><text:span text:style-name="T8"> qui croasse.</text:span></text:p>
      <text:p text:style-name="P2"><text:span text:style-name="T8">Une grenouillette est une petite grenouille</text:span><text:bookmark text:name="cite_ref-meyer_4-0"/><text:a xlink:type="simple" xlink:href="http://fr.wikipedia.org/wiki/Grenouille#cite_note-meyer-4" text:style-name="Internet_20_link" text:visited-style-name="Visited_20_Internet_20_Link"><text:span text:style-name="T6">4</text:span></text:a><text:span text:style-name="T8">.</text:span></text:p>
      <text:p text:style-name="P2"><text:span text:style-name="T8">La </text:span><text:a xlink:type="simple" xlink:href="http://fr.wikipedia.org/wiki/Larve" text:style-name="Internet_20_link" text:visited-style-name="Visited_20_Internet_20_Link"><text:span text:style-name="T5">larve</text:span></text:a><text:span text:style-name="T8"> de la grenouille s'appelle un </text:span><text:a xlink:type="simple" xlink:href="http://fr.wikipedia.org/wiki/Têtard" text:style-name="Internet_20_link" text:visited-style-name="Visited_20_Internet_20_Link"><text:span text:style-name="T5">têtard</text:span></text:a><text:span text:style-name="T8">.</text:span></text:p>
      <text:p text:style-name="P2"><text:span text:style-name="T8">Parmi les amphibiens, on distinguait autrefois spontanément les crapauds des grenouilles, nom donné à d'autres espèces d'</text:span><text:a xlink:type="simple" xlink:href="http://fr.wikipedia.org/wiki/Anoure" text:style-name="Internet_20_link" text:visited-style-name="Visited_20_Internet_20_Link"><text:span text:style-name="T5">anoures</text:span></text:a><text:span text:style-name="T8">, les premiers étaient caractérisés par une peau plus rugueuse, voire pustuleuse, un œil à pupille horizontale, un museau arrondi</text:span><text:bookmark text:name="cite_ref-5"/><text:a xlink:type="simple" xlink:href="http://fr.wikipedia.org/wiki/Grenouille#cite_note-5" text:style-name="Internet_20_link" text:visited-style-name="Visited_20_Internet_20_Link"><text:span text:style-name="T6">5</text:span></text:a><text:span text:style-name="T8">, des pattes plus courtes, une moindre capacité à sauter, une marche plus lente, et le fait qu'ils passent moins de temps dans le milieu aquatique que les grenouilles</text:span><text:bookmark text:name="cite_ref-L_6-0"/><text:a xlink:type="simple" xlink:href="http://fr.wikipedia.org/wiki/Grenouille#cite_note-L-6" text:style-name="Internet_20_link" text:visited-style-name="Visited_20_Internet_20_Link"><text:span text:style-name="T6">6</text:span></text:a><text:span text:style-name="T8">. Toutes les langues n'utilisent pas des dénominations particulières pour désigner les espèces d'anoures appelées en français sonneur, grenouille, rainette et crapaud. Certaines langues peuvent faire une distinction analogues comme l'</text:span><text:a xlink:type="simple" xlink:href="http://fr.wikipedia.org/wiki/Anglais" text:style-name="Internet_20_link" text:visited-style-name="Visited_20_Internet_20_Link"><text:span text:style-name="T5">anglais</text:span></text:a><text:span text:style-name="T8"> avec </text:span><text:a xlink:type="simple" xlink:href="http://en.wikipedia.org/wiki/toad" text:style-name="Internet_20_link" text:visited-style-name="Visited_20_Internet_20_Link"><text:span text:style-name="T11">toad</text:span></text:a><text:span text:style-name="T8"> et </text:span><text:a xlink:type="simple" xlink:href="http://en.wikipedia.org/wiki/frog" text:style-name="Internet_20_link" text:visited-style-name="Visited_20_Internet_20_Link"><text:span text:style-name="T11">frog</text:span></text:a><text:span text:style-name="T8">, mais il n'y a pas forcément de correspondance pour une espèce, autrement dit il est abusif de traduire systématiquement </text:span><text:span text:style-name="T10">frog</text:span><text:span text:style-name="T8"> par grenouill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0:07.551730604</meta:creation-date>
    <dc:date>2015-03-09T14:47:06.632411827</dc:date>
    <meta:editing-duration>PT5M2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376" meta:character-count="2356" meta:non-whitespace-character-count="1988"/>
  </office:meta>
</office:document-meta>
</file>